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sin(x + x)</text:p>
          </table:table-cell>
          <table:table-cell table:style-name="ce2" office:value-type="string">
            <text:p>sin(x)</text:p>
          </table:table-cell>
          <table:table-cell table:style-name="ce2" office:value-type="string">
            <text:p>cos(x)</text:p>
          </table:table-cell>
          <table:table-cell table:style-name="ce2" office:value-type="string">
            <text:p>sin(x)cos(x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SIN([.F4]+[.F4])" office:value-type="float" office:value="0.909297426825682">
            <text:p>0.9092974268</text:p>
          </table:table-cell>
          <table:table-cell table:style-name="ce2" table:formula="of:=SIN([.F4])" office:value-type="float" office:value="0.841470984807896">
            <text:p>0.8414709848</text:p>
          </table:table-cell>
          <table:table-cell table:style-name="ce2" table:formula="of:=COS([.F4])" office:value-type="float" office:value="0.54030230586814">
            <text:p>0.5403023059</text:p>
          </table:table-cell>
          <table:table-cell table:style-name="ce2" table:formula="of:=[.H4]*[.I4]" office:value-type="float" office:value="0.454648713412841">
            <text:p>0.454648713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formula="of:=[.$B$4]"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formula="of:=SIN([.F5]+[.F5])" office:value-type="float" office:value="-0.756802495307928">
            <text:p>-0.7568024953</text:p>
          </table:table-cell>
          <table:table-cell table:style-name="ce2" table:formula="of:=SIN([.F5])" office:value-type="float" office:value="0.909297426825682">
            <text:p>0.9092974268</text:p>
          </table:table-cell>
          <table:table-cell table:style-name="ce2" table:formula="of:=COS([.F5])" office:value-type="float" office:value="-0.416146836547142">
            <text:p>-0.4161468365</text:p>
          </table:table-cell>
          <table:table-cell table:style-name="ce2" table:formula="of:=[.H5]*[.I5]" office:value-type="float" office:value="-0.378401247653964">
            <text:p>-0.378401247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formula="of:=SIN([.F6]+[.F6])" office:value-type="float" office:value="-0.279415498198926">
            <text:p>-0.2794154982</text:p>
          </table:table-cell>
          <table:table-cell table:style-name="ce2" table:formula="of:=SIN([.F6])" office:value-type="float" office:value="0.141120008059867">
            <text:p>0.1411200081</text:p>
          </table:table-cell>
          <table:table-cell table:style-name="ce2" table:formula="of:=COS([.F6])" office:value-type="float" office:value="-0.989992496600445">
            <text:p>-0.9899924966</text:p>
          </table:table-cell>
          <table:table-cell table:style-name="ce2" table:formula="of:=[.H6]*[.I6]" office:value-type="float" office:value="-0.139707749099463">
            <text:p>-0.139707749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SIN([.F7]+[.F7])" office:value-type="float" office:value="0.989358246623382">
            <text:p>0.9893582466</text:p>
          </table:table-cell>
          <table:table-cell table:style-name="ce2" table:formula="of:=SIN([.F7])" office:value-type="float" office:value="-0.756802495307928">
            <text:p>-0.7568024953</text:p>
          </table:table-cell>
          <table:table-cell table:style-name="ce2" table:formula="of:=COS([.F7])" office:value-type="float" office:value="-0.653643620863612">
            <text:p>-0.6536436209</text:p>
          </table:table-cell>
          <table:table-cell table:style-name="ce2" table:formula="of:=[.H7]*[.I7]" office:value-type="float" office:value="0.494679123311691">
            <text:p>0.494679123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formula="of:=SIN([.F8]+[.F8])" office:value-type="float" office:value="-0.54402111088937">
            <text:p>-0.5440211109</text:p>
          </table:table-cell>
          <table:table-cell table:style-name="ce2" table:formula="of:=SIN([.F8])" office:value-type="float" office:value="-0.958924274663139">
            <text:p>-0.9589242747</text:p>
          </table:table-cell>
          <table:table-cell table:style-name="ce2" table:formula="of:=COS([.F8])" office:value-type="float" office:value="0.283662185463226">
            <text:p>0.2836621855</text:p>
          </table:table-cell>
          <table:table-cell table:style-name="ce2" table:formula="of:=[.H8]*[.I8]" office:value-type="float" office:value="-0.272010555444685">
            <text:p>-0.272010555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formula="of:=SIN([.F9]+[.F9])" office:value-type="float" office:value="-0.536572918000435">
            <text:p>-0.536572918</text:p>
          </table:table-cell>
          <table:table-cell table:style-name="ce2" table:formula="of:=SIN([.F9])" office:value-type="float" office:value="-0.279415498198926">
            <text:p>-0.2794154982</text:p>
          </table:table-cell>
          <table:table-cell table:style-name="ce2" table:formula="of:=COS([.F9])" office:value-type="float" office:value="0.960170286650366">
            <text:p>0.9601702867</text:p>
          </table:table-cell>
          <table:table-cell table:style-name="ce2" table:formula="of:=[.H9]*[.I9]" office:value-type="float" office:value="-0.268286459000217">
            <text:p>-0.26828645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2" table:formula="of:=SIN([.F10]+[.F10])" office:value-type="float" office:value="0.99060735569487">
            <text:p>0.9906073557</text:p>
          </table:table-cell>
          <table:table-cell table:style-name="ce2" table:formula="of:=SIN([.F10])" office:value-type="float" office:value="0.656986598718789">
            <text:p>0.6569865987</text:p>
          </table:table-cell>
          <table:table-cell table:style-name="ce2" table:formula="of:=COS([.F10])" office:value-type="float" office:value="0.753902254343305">
            <text:p>0.7539022543</text:p>
          </table:table-cell>
          <table:table-cell table:style-name="ce2" table:formula="of:=[.H10]*[.I10]" office:value-type="float" office:value="0.495303677847435">
            <text:p>0.495303677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8">
            <text:p>8</text:p>
          </table:table-cell>
          <table:table-cell table:style-name="ce2" table:formula="of:=SIN([.F11]+[.F11])" office:value-type="float" office:value="-0.287903316665065">
            <text:p>-0.2879033167</text:p>
          </table:table-cell>
          <table:table-cell table:style-name="ce2" table:formula="of:=SIN([.F11])" office:value-type="float" office:value="0.989358246623382">
            <text:p>0.9893582466</text:p>
          </table:table-cell>
          <table:table-cell table:style-name="ce2" table:formula="of:=COS([.F11])" office:value-type="float" office:value="-0.145500033808614">
            <text:p>-0.1455000338</text:p>
          </table:table-cell>
          <table:table-cell table:style-name="ce2" table:formula="of:=[.H11]*[.I11]" office:value-type="float" office:value="-0.143951658332533">
            <text:p>-0.14395165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table:formula="of:=SIN([.F12]+[.F12])" office:value-type="float" office:value="-0.750987246771676">
            <text:p>-0.7509872468</text:p>
          </table:table-cell>
          <table:table-cell table:style-name="ce2" table:formula="of:=SIN([.F12])" office:value-type="float" office:value="0.412118485241757">
            <text:p>0.4121184852</text:p>
          </table:table-cell>
          <table:table-cell table:style-name="ce2" table:formula="of:=COS([.F12])" office:value-type="float" office:value="-0.911130261884677">
            <text:p>-0.9111302619</text:p>
          </table:table-cell>
          <table:table-cell table:style-name="ce2" table:formula="of:=[.H12]*[.I12]" office:value-type="float" office:value="-0.375493623385838">
            <text:p>-0.375493623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formula="of:=SIN([.F13]+[.F13])" office:value-type="float" office:value="0.909297426825682">
            <text:p>0.9092974268</text:p>
          </table:table-cell>
          <table:table-cell table:style-name="ce2" table:formula="of:=SIN([.F13])" office:value-type="float" office:value="0.841470984807896">
            <text:p>0.8414709848</text:p>
          </table:table-cell>
          <table:table-cell table:style-name="ce2" table:formula="of:=COS([.F13])" office:value-type="float" office:value="0.54030230586814">
            <text:p>0.5403023059</text:p>
          </table:table-cell>
          <table:table-cell table:style-name="ce2" table:formula="of:=[.H13]*[.I13]" office:value-type="float" office:value="0.454648713412841">
            <text:p>0.454648713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formula="of:=SIN([.F14]+[.F14])" office:value-type="float" office:value="0.909297426825682">
            <text:p>0.9092974268</text:p>
          </table:table-cell>
          <table:table-cell table:style-name="ce2" table:formula="of:=SIN([.F14])" office:value-type="float" office:value="0.841470984807896">
            <text:p>0.8414709848</text:p>
          </table:table-cell>
          <table:table-cell table:style-name="ce2" table:formula="of:=COS([.F14])" office:value-type="float" office:value="0.54030230586814">
            <text:p>0.5403023059</text:p>
          </table:table-cell>
          <table:table-cell table:style-name="ce2" table:formula="of:=[.H14]*[.I14]" office:value-type="float" office:value="0.454648713412841">
            <text:p>0.454648713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formula="of:=SIN([.F15]+[.F15])" office:value-type="float" office:value="-0.756802495307928">
            <text:p>-0.7568024953</text:p>
          </table:table-cell>
          <table:table-cell table:style-name="ce2" table:formula="of:=SIN([.F15])" office:value-type="float" office:value="0.909297426825682">
            <text:p>0.9092974268</text:p>
          </table:table-cell>
          <table:table-cell table:style-name="ce2" table:formula="of:=COS([.F15])" office:value-type="float" office:value="-0.416146836547142">
            <text:p>-0.4161468365</text:p>
          </table:table-cell>
          <table:table-cell table:style-name="ce2" table:formula="of:=[.H15]*[.I15]" office:value-type="float" office:value="-0.378401247653964">
            <text:p>-0.378401247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formula="of:=SIN([.F16]+[.F16])" office:value-type="float" office:value="-0.279415498198926">
            <text:p>-0.2794154982</text:p>
          </table:table-cell>
          <table:table-cell table:style-name="ce2" table:formula="of:=SIN([.F16])" office:value-type="float" office:value="0.141120008059867">
            <text:p>0.1411200081</text:p>
          </table:table-cell>
          <table:table-cell table:style-name="ce2" table:formula="of:=COS([.F16])" office:value-type="float" office:value="-0.989992496600445">
            <text:p>-0.9899924966</text:p>
          </table:table-cell>
          <table:table-cell table:style-name="ce2" table:formula="of:=[.H16]*[.I16]" office:value-type="float" office:value="-0.139707749099463">
            <text:p>-0.139707749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SIN([.F17]+[.F17])" office:value-type="float" office:value="0.989358246623382">
            <text:p>0.9893582466</text:p>
          </table:table-cell>
          <table:table-cell table:style-name="ce2" table:formula="of:=SIN([.F17])" office:value-type="float" office:value="-0.756802495307928">
            <text:p>-0.7568024953</text:p>
          </table:table-cell>
          <table:table-cell table:style-name="ce2" table:formula="of:=COS([.F17])" office:value-type="float" office:value="-0.653643620863612">
            <text:p>-0.6536436209</text:p>
          </table:table-cell>
          <table:table-cell table:style-name="ce2" table:formula="of:=[.H17]*[.I17]" office:value-type="float" office:value="0.494679123311691">
            <text:p>0.494679123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formula="of:=SIN([.F18]+[.F18])" office:value-type="float" office:value="-0.54402111088937">
            <text:p>-0.5440211109</text:p>
          </table:table-cell>
          <table:table-cell table:style-name="ce2" table:formula="of:=SIN([.F18])" office:value-type="float" office:value="-0.958924274663139">
            <text:p>-0.9589242747</text:p>
          </table:table-cell>
          <table:table-cell table:style-name="ce2" table:formula="of:=COS([.F18])" office:value-type="float" office:value="0.283662185463226">
            <text:p>0.2836621855</text:p>
          </table:table-cell>
          <table:table-cell table:style-name="ce2" table:formula="of:=[.H18]*[.I18]" office:value-type="float" office:value="-0.272010555444685">
            <text:p>-0.2720105554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2021/11/16</text:date>, <text:time>14:2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14T11:12:21.51</meta:creation-date>
    <dc:date>2021-11-16T14:27:14.77</dc:date>
    <dc:creator>iwabuchi ken</dc:creator>
    <meta:editing-duration>PT1H32M56S</meta:editing-duration>
    <meta:editing-cycles>5</meta:editing-cycles>
    <meta:generator>OpenOffice/4.1.3$Win32 OpenOffice.org_project/413m1$Build-9783</meta:generator>
    <meta:document-statistic meta:table-count="1" meta:cell-count="85" meta:object-count="0"/>
  </office:meta>
</office:document-meta>
</file>